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206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2060"/>
      <style:text-properties fo:color="#FFFF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#002060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00B0F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fo:background-color="#00B0F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22"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20"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B05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5.218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11.874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Data_Protection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6"/>
        <table:table-column table:style-name="co6" table:number-columns-repeated="16378" table:default-cell-style-name="ce5"/>
        <table:table-row table:style-name="ro1">
          <table:table-cell office:value-type="string" table:style-name="ce2">
            <text:p>Data Protection Audit Checklist</text:p>
          </table:table-cell>
          <table:table-cell table:number-columns-repeated="4" table:style-name="ce3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ask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Owner</text:p>
          </table:table-cell>
          <table:table-cell office:value-type="string" table:style-name="ce8">
            <text:p>Completion Date</text:p>
          </table:table-cell>
          <table:table-cell office:value-type="string" table:style-name="ce8">
            <text:p>RAG</text:p>
          </table:table-cell>
          <table:table-cell office:value-type="string" table:style-name="ce9">
            <text:p>Comment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0">
            <text:p>Register with Data Protection Commissioner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Identify person responsible for Data Protection in the Practice (DPO)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Conduct staff training on confidentiality and privacy</text:p>
          </table:table-cell>
          <table:table-cell table:number-columns-repeated="2" table:style-name="ce5"/>
          <table:table-cell table:style-name="ce11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Ensure confidentiality clause is present in staff contracts</text:p>
          </table:table-cell>
          <table:table-cell table:number-columns-repeated="2" table:style-name="ce5"/>
          <table:table-cell table:style-name="ce11"/>
          <table:table-cell table:style-name="ce1"/>
          <table:table-cell table:style-name="ce6"/>
          <table:table-cell table:number-columns-repeated="16378"/>
        </table:table-row>
        <table:table-row table:style-name="ro3">
          <table:table-cell office:value-type="string" table:style-name="ce10">
            <text:p>Put in place a confidentiality agreement with your hardware and software support companies and any other entity accessing patient or staff information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Make Privacy Statement available to patients</text:p>
          </table:table-cell>
          <table:table-cell table:number-columns-repeated="2" table:style-name="ce5"/>
          <table:table-cell table:style-name="ce11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Use agreed data collection form for new patients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Do not collect PPSN unless required for a specific service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Require password access on all PCs and servers</text:p>
          </table:table-cell>
          <table:table-cell table:number-columns-repeated="2" table:style-name="ce5"/>
          <table:table-cell table:style-name="ce11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Ensure all users log in with their own user name and password</text:p>
          </table:table-cell>
          <table:table-cell table:number-columns-repeated="2" table:style-name="ce5"/>
          <table:table-cell table:style-name="ce12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All accounts should have ‘strong’ passwords</text:p>
          </table:table-cell>
          <table:table-cell table:number-columns-repeated="2" table:style-name="ce5"/>
          <table:table-cell table:style-name="ce12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Permissions set to only allow authorised staff to access data</text:p>
          </table:table-cell>
          <table:table-cell table:number-columns-repeated="3" table:style-name="ce5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Ensure your practice software system provides an audit trail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Ensure the physical security of both paper and electronic records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Be aware of the Information Sharing Guidelines for Primary Care Teams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Ensure written consent is provided for every request for a Private Report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Ensure anonymity of records when carrying out audit or research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Don’t put patient records on USB memory sticks or similar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Encrypt the hard drive of any laptops or mobile devices that hold patient records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Be aware of the data retention periods for different kinds of patient records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Implement a defined policy on retention periods for all patient records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Implement the information security measures advised by iMedical</text:p>
          </table:table-cell>
          <table:table-cell table:number-columns-repeated="2" table:style-name="ce5"/>
          <table:table-cell table:style-name="ce11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Put in place a practice policy on use of the Internet</text:p>
          </table:table-cell>
          <table:table-cell table:number-columns-repeated="2" table:style-name="ce5"/>
          <table:table-cell table:style-name="ce11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Don’t use email for sending patient identifiable information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Backup all patient records at least daily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10">
            <text:p>Store backups off site in a secure location</text:p>
          </table:table-cell>
          <table:table-cell table:number-columns-repeated="3" table:style-name="ce5"/>
          <table:table-cell table:style-name="ce1"/>
          <table:table-cell table:number-columns-repeated="16379"/>
        </table:table-row>
        <table:table-row table:style-name="ro2">
          <table:table-cell office:value-type="string" table:style-name="ce6">
            <text:p>Do a test restore on a regular basis</text:p>
          </table:table-cell>
          <table:table-cell table:number-columns-repeated="2" table:style-name="ce5"/>
          <table:table-cell table:style-name="ce11"/>
          <table:table-cell table:style-name="ce1"/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3">
            <text:p>RAG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4">
            <text:p>Red</text:p>
          </table:table-cell>
          <table:table-cell office:value-type="string" table:style-name="ce1">
            <text:p>Overdue</text:p>
          </table:table-cell>
          <table:table-cell office:value-type="string" table:style-name="ce1">
            <text:p>Needs immediate attention / action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3"/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5">
            <text:p>Amber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In progress but needs to be completed without delay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3"/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6">
            <text:p>Green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Completed or otherwise on track</text:p>
          </table:table-cell>
          <table:table-cell table:number-columns-repeated="16379"/>
        </table:table-row>
        <table:table-row table:number-rows-repeated="2" table:style-name="ro2">
          <table:table-cell table:number-columns-repeated="2"/>
          <table:table-cell table:number-columns-repeated="3" table:style-name="ce1"/>
          <table:table-cell table:number-columns-repeated="16379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title>Data Protection Checklist 2017</dc:title>
    <dc:description/>
    <dc:subject/>
    <meta:initial-creator>iMedical</meta:initial-creator>
    <dc:creator>Cian Crosbie</dc:creator>
    <meta:creation-date>2015-11-06T09:36:06Z</meta:creation-date>
    <dc:date>2017-11-17T11:23:12Z</dc:date>
    <meta:print-date>2017-02-24T19:44:22Z</meta:print-date>
  </office:meta>
</office:document-meta>
</file>